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5" calcext:value-type="float">
            <text:p>85</text:p>
          </table:table-cell>
          <table:table-cell office:value-type="string" calcext:value-type="string">
            <text:p>2 +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4" calcext:value-type="float">
            <text:p>16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69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76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0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1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1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2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2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23:24:16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0T23:47:32.090000000</dc:date>
    <meta:editing-duration>P46DT20H30M6S</meta:editing-duration>
    <meta:editing-cycles>1150</meta:editing-cycles>
    <meta:generator>LibreOffice/5.4.3.2$Windows_X86_64 LibreOffice_project/92a7159f7e4af62137622921e809f8546db437e5</meta:generator>
    <dc:creator>James Petts</dc:creator>
    <meta:document-statistic meta:table-count="3" meta:cell-count="3811" meta:object-count="0"/>
  </office:meta>
</office:document-meta>
</file>